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1cm"/>
    </style:style>
    <style:style style:name="co2" style:family="table-column">
      <style:table-column-properties fo:break-before="auto" style:column-width="4.523cm"/>
    </style:style>
    <style:style style:name="co3" style:family="table-column">
      <style:table-column-properties fo:break-before="auto" style:column-width="5.10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code_vendeur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preno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nomvendeur1</text:p>
          </table:table-cell>
          <table:table-cell office:value-type="string">
            <text:p>prenomvendeur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nomvendeur2</text:p>
          </table:table-cell>
          <table:table-cell office:value-type="string">
            <text:p>prenomvendeur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omvendeur3</text:p>
          </table:table-cell>
          <table:table-cell office:value-type="string">
            <text:p>prenomvendeur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omvendeur4</text:p>
          </table:table-cell>
          <table:table-cell office:value-type="string">
            <text:p>prenomvendeur4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nomvendeur5</text:p>
          </table:table-cell>
          <table:table-cell office:value-type="string">
            <text:p>prenomvendeur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nomvendeur6</text:p>
          </table:table-cell>
          <table:table-cell office:value-type="string">
            <text:p>prenomvendeur6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nomvendeur7</text:p>
          </table:table-cell>
          <table:table-cell office:value-type="string">
            <text:p>prenomvendeur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nomvendeur8</text:p>
          </table:table-cell>
          <table:table-cell office:value-type="string">
            <text:p>prenomvendeur8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nomvendeur9</text:p>
          </table:table-cell>
          <table:table-cell office:value-type="string">
            <text:p>prenomvendeur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nomvendeur10</text:p>
          </table:table-cell>
          <table:table-cell office:value-type="string">
            <text:p>prenomvendeur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1">01/11/2011</text:date>, <text:time>14:1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01T14:12:41.65</dc:date>
    <dc:creator>Sitraka Eric RAKOTOBE</dc:creator>
    <meta:generator>OpenOffice.org/3.2$Win32 OpenOffice.org_project/320m18$Build-9502</meta:generator>
    <meta:editing-duration>PT00H00M39S</meta:editing-duration>
    <meta:editing-cycles>1</meta:editing-cycles>
    <meta:document-statistic meta:table-count="1" meta:cell-count="33" meta:object-count="0"/>
  </office:meta>
</office:document-meta>
</file>